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72in"/>
    </style:style>
    <style:style style:name="co3" style:family="table-column">
      <style:table-column-properties fo:break-before="auto" style:column-width="1.29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 style:data-style-name="N142"/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Not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8" calcext:value-type="float">
            <text:p>4.8</text:p>
          </table:table-cell>
          <table:table-cell/>
          <table:table-cell table:style-name="ce3" office:value-type="string" calcext:value-type="string">
            <text:p>Grupo 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3:.C23])" office:value-type="float" office:value="4.24285714285714" calcext:value-type="float">
            <text:p>4.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.5" calcext:value-type="float">
            <text:p>4.5</text:p>
          </table:table-cell>
          <table:table-cell/>
          <table:table-cell table:style-name="ce3" office:value-type="string" calcext:value-type="string">
            <text:p>Grupo 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.8" calcext:value-type="float">
            <text:p>4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26:.C40])" office:value-type="float" office:value="4.33333333333333" calcext:value-type="float">
            <text:p>4.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style-name="ce6" office:value-type="float" office:value="2.8" calcext:value-type="float">
            <text:p>2.8</text:p>
          </table:table-cell>
          <table:table-cell/>
          <table:table-cell table:style-name="ce3" office:value-type="string" calcext:value-type="string">
            <text:p>Grupo 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style-name="ce6"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a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style-name="ce2"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43:.C60])" office:value-type="float" office:value="3.95555555555556" calcext:value-type="float">
            <text:p>4.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.7" calcext:value-type="float">
            <text:p>4.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.8" calcext:value-type="float">
            <text:p>3.8</text:p>
          </table:table-cell>
          <table:table-cell/>
          <table:table-cell table:style-name="ce3" office:value-type="string" calcext:value-type="string">
            <text:p>Grupo 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4a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AVERAGE([.C63:.C72])" office:value-type="float" office:value="4.06" calcext:value-type="float">
            <text:p>4.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/00/0000</text:date>, <text:time style:data-style-name="N2" text:time-value="16:06:31.2333775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38:27.779815432</meta:creation-date>
    <dc:date>2023-10-15T16:06:42.908883502</dc:date>
    <meta:editing-duration>PT17H8M45S</meta:editing-duration>
    <meta:editing-cycles>31</meta:editing-cycles>
    <meta:generator>LibreOffice/7.6.2.1$Linux_X86_64 LibreOffice_project/60$Build-1</meta:generator>
    <meta:document-statistic meta:table-count="1" meta:cell-count="142" meta:object-count="0"/>
  </office:meta>
</office:document-meta>
</file>